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3.395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4.286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1.90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ext-properties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weight="normal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(f1=2.3515кГц)_O2</text:p>
          </table:table-cell>
          <table:table-cell office:value-type="string" calcext:value-type="string">
            <text:p>L(f2=1.9865кГц)_O2</text:p>
          </table:table-cell>
          <table:table-cell office:value-type="string" calcext:value-type="string">
            <text:p>L(f3=3.4817кГц)_O2</text:p>
          </table:table-cell>
          <table:table-cell office:value-type="string" calcext:value-type="string">
            <text:p>L(f4=1.7826кГц)_O2</text:p>
          </table:table-cell>
          <table:table-cell office:value-type="string" calcext:value-type="string">
            <text:p>L(f1=2,0175кГц)_CO2</text:p>
          </table:table-cell>
          <table:table-cell office:value-type="string" calcext:value-type="string">
            <text:p>L(f2=2,2312кГц)_CO2</text:p>
          </table:table-cell>
          <table:table-cell office:value-type="string" calcext:value-type="string">
            <text:p>L(f3=2,4164кГц)_CO2</text:p>
          </table:table-cell>
          <table:table-cell office:value-type="string" calcext:value-type="string">
            <text:p>L(f4=2,6113кГц)_CO2</text:p>
          </table:table-cell>
          <table:table-cell office:value-type="string" calcext:value-type="string">
            <text:p>L(f5=0,7614кГц)_CO2</text:p>
          </table:table-cell>
          <table:table-cell office:value-type="string" calcext:value-type="string">
            <text:p>L(f6=1,4211кГц)_CO2</text:p>
          </table:table-cell>
          <table:table-cell office:value-type="string" calcext:value-type="string">
            <text:p>T1(294,45)</text:p>
          </table:table-cell>
          <table:table-cell office:value-type="string" calcext:value-type="string">
            <text:p>T2(303,5)</text:p>
          </table:table-cell>
          <table:table-cell office:value-type="string" calcext:value-type="string">
            <text:p>T3(313,25)</text:p>
          </table:table-cell>
          <table:table-cell office:value-type="string" calcext:value-type="string">
            <text:p>T4(323,1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1" calcext:value-type="float">
            <text:p>0,701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" calcext:value-type="float">
            <text:p>0,79</text:p>
          </table:table-cell>
          <table:table-cell office:value-type="float" office:value="0.751" calcext:value-type="float">
            <text:p>0,751</text:p>
          </table:table-cell>
          <table:table-cell office:value-type="float" office:value="0.798" calcext:value-type="float">
            <text:p>0,798</text:p>
          </table:table-cell>
          <table:table-cell office:value-type="float" office:value="0.777" calcext:value-type="float">
            <text:p>0,777</text:p>
          </table:table-cell>
          <table:table-cell office:value-type="float" office:value="0.765" calcext:value-type="float">
            <text:p>0,765</text:p>
          </table:table-cell>
          <table:table-cell office:value-type="float" office:value="0.761" calcext:value-type="float">
            <text:p>0,761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float" office:value="0.807" calcext:value-type="float">
            <text:p>0,807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6" calcext:value-type="float">
            <text:p>0,776</text:p>
          </table:table-cell>
          <table:table-cell office:value-type="float" office:value="0.876" calcext:value-type="float">
            <text:p>0,876</text:p>
          </table:table-cell>
          <table:table-cell office:value-type="float" office:value="0.802" calcext:value-type="float">
            <text:p>0,802</text:p>
          </table:table-cell>
          <table:table-cell office:value-type="float" office:value="0.895" calcext:value-type="float">
            <text:p>0,895</text:p>
          </table:table-cell>
          <table:table-cell office:value-type="float" office:value="0.847" calcext:value-type="float">
            <text:p>0,847</text:p>
          </table:table-cell>
          <table:table-cell office:value-type="float" office:value="0.83" calcext:value-type="float">
            <text:p>0,83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/>
          <table:table-cell office:value-type="float" office:value="0.916" calcext:value-type="float">
            <text:p>0,916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3" calcext:value-type="float">
            <text:p>0,813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office:value-type="float" office:value="0.923" calcext:value-type="float">
            <text:p>0,923</text:p>
          </table:table-cell>
          <table:table-cell office:value-type="float" office:value="0.896" calcext:value-type="float">
            <text:p>0,896</text:p>
          </table:table-cell>
          <table:table-cell office:value-type="float" office:value="0.877" calcext:value-type="float">
            <text:p>0,877</text:p>
          </table:table-cell>
          <table:table-cell office:value-type="float" office:value="0.862" calcext:value-type="float">
            <text:p>0,862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869" calcext:value-type="float">
            <text:p>869</text:p>
          </table:table-cell>
          <table:table-cell office:value-type="float" office:value="895" calcext:value-type="float">
            <text:p>89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902" calcext:value-type="float">
            <text:p>0,902</text:p>
          </table:table-cell>
          <table:table-cell table:number-columns-repeated="3"/>
          <table:table-cell office:value-type="float" office:value="0.919" calcext:value-type="float">
            <text:p>0,919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office:value-type="float" office:value="1098" calcext:value-type="float">
            <text:p>1098</text:p>
          </table:table-cell>
          <table:table-cell office:value-type="float" office:value="1340" calcext:value-type="float">
            <text:p>134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8" calcext:value-type="float">
            <text:p>0,8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_O2, Гц</text:p>
          </table:table-cell>
          <table:table-cell table:style-name="ce2" office:value-type="string" calcext:value-type="string">
            <text:p>ƛ/2_O2</text:p>
          </table:table-cell>
          <table:table-cell office:value-type="string" calcext:value-type="string">
            <text:p>c_O2</text:p>
          </table:table-cell>
          <table:table-cell office:value-type="string" calcext:value-type="string">
            <text:p><text:span text:style-name="T1">sigma_</text:span><text:span text:style-name="T2">ƛ/2_O2</text:span></text:p>
          </table:table-cell>
          <table:table-cell office:value-type="string" calcext:value-type="string">
            <text:p>sigma_c_O2</text:p>
          </table:table-cell>
          <table:table-cell table:style-name="ce2" office:value-type="string" calcext:value-type="string">
            <text:p>Ɣ_O2</text:p>
          </table:table-cell>
          <table:table-cell office:value-type="string" calcext:value-type="string">
            <text:p><text:span text:style-name="T1">sigma_</text:span><text:span text:style-name="T2">Ɣ_O2</text:span></text:p>
          </table:table-cell>
          <table:table-cell table:style-name="ce2" office:value-type="string" calcext:value-type="string">
            <text:p>Ɣ_O2_major</text:p>
          </table:table-cell>
          <table:table-cell office:value-type="string" calcext:value-type="string">
            <text:p><text:span text:style-name="T1">Dispersion_</text:span><text:span text:style-name="T2">Ɣ_O2_major</text:span></text:p>
          </table:table-cell>
          <table:table-cell office:value-type="string" calcext:value-type="string">
            <text:p><text:span text:style-name="T1">Dispersion_sigma_</text:span><text:span text:style-name="T2">Ɣ_O2</text:span></text:p>
          </table:table-cell>
          <table:table-cell office:value-type="string" calcext:value-type="string">
            <text:p><text:span text:style-name="T1">error_</text:span><text:span text:style-name="T2">Ɣ_O2</text:span></text:p>
          </table:table-cell>
          <table:table-cell table:number-columns-repeated="4"/>
        </table:table-row>
        <table:table-row table:style-name="ro1">
          <table:table-cell office:value-type="float" office:value="2351.5" calcext:value-type="float">
            <text:p>2351,5</text:p>
          </table:table-cell>
          <table:table-cell office:value-type="float" office:value="0.03725714" calcext:value-type="float">
            <text:p>0,03725714</text:p>
          </table:table-cell>
          <table:table-cell table:formula="of:=[.A10]*2*[.B10]" office:value-type="float" office:value="175.22032942" calcext:value-type="float">
            <text:p>175,22032942</text:p>
          </table:table-cell>
          <table:table-cell office:value-type="float" office:value="0.00033" calcext:value-type="float">
            <text:p>0,00033</text:p>
          </table:table-cell>
          <table:table-cell table:formula="of:=2*[.A10]*[.D10]" office:value-type="float" office:value="1.55199" calcext:value-type="float">
            <text:p>1,55199</text:p>
          </table:table-cell>
          <table:table-cell table:formula="of:=0.029/(8.3*294)*[.C10]*[.C10]" office:value-type="float" office:value="0.364872859363801" calcext:value-type="float">
            <text:p>0,364872859363801</text:p>
          </table:table-cell>
          <table:table-cell table:formula="of:=2*0.029/(8.3*294)*[.C10]*[.E10]" office:value-type="float" office:value="0.00646362246753531" calcext:value-type="float">
            <text:p>0,00646362246753531</text:p>
          </table:table-cell>
          <table:table-cell table:formula="of:=AVERAGE([.F11];[.F12];[.F13])" office:value-type="float" office:value="1.45275907605918" calcext:value-type="float">
            <text:p>1,45275907605918</text:p>
          </table:table-cell>
          <table:table-cell table:formula="of:=STDEV([.F11];[.F12];[.F13])" office:value-type="float" office:value="0.0168061792962527" calcext:value-type="float">
            <text:p>0,0168061792962527</text:p>
          </table:table-cell>
          <table:table-cell table:formula="of:=STDEV([.G11];[.G12];[.G13])" office:value-type="float" office:value="0.0141626406721665" calcext:value-type="float">
            <text:p>0,0141626406721665</text:p>
          </table:table-cell>
          <table:table-cell table:formula="of:=SQRT([.I10]*[.I10]+[.J10]*[.J10])" office:value-type="float" office:value="0.0219778992023055" calcext:value-type="float">
            <text:p>0,0219778992023055</text:p>
          </table:table-cell>
          <table:table-cell table:number-columns-repeated="4"/>
        </table:table-row>
        <table:table-row table:style-name="ro1">
          <table:table-cell office:value-type="float" office:value="1986.5" calcext:value-type="float">
            <text:p>1986,5</text:p>
          </table:table-cell>
          <table:table-cell office:value-type="float" office:value="0.088" calcext:value-type="float">
            <text:p>0,088</text:p>
          </table:table-cell>
          <table:table-cell table:formula="of:=[.B11]*2*[.A11]" office:value-type="float" office:value="349.624" calcext:value-type="float">
            <text:p>349,624</text:p>
          </table:table-cell>
          <table:table-cell office:value-type="float" office:value="0.001" calcext:value-type="float">
            <text:p>0,001</text:p>
          </table:table-cell>
          <table:table-cell table:formula="of:=2*[.A11]*[.D11]" office:value-type="float" office:value="3.973" calcext:value-type="float">
            <text:p>3,973</text:p>
          </table:table-cell>
          <table:table-cell table:formula="of:=0.029/(8.3*294)*[.C11]*[.C11]" office:value-type="float" office:value="1.45269703299074" calcext:value-type="float">
            <text:p>1,45269703299074</text:p>
          </table:table-cell>
          <table:table-cell table:formula="of:=2*0.029/(8.3*294)*[.C11]*[.E11]" office:value-type="float" office:value="0.0330158416588804" calcext:value-type="float">
            <text:p>0,0330158416588804</text:p>
          </table:table-cell>
          <table:table-cell table:number-columns-repeated="8"/>
        </table:table-row>
        <table:table-row table:style-name="ro1">
          <table:table-cell office:value-type="float" office:value="3481.7" calcext:value-type="float">
            <text:p>3481,7</text:p>
          </table:table-cell>
          <table:table-cell office:value-type="float" office:value="0.0505" calcext:value-type="float">
            <text:p>0,0505</text:p>
          </table:table-cell>
          <table:table-cell table:formula="of:=[.B12]*2*[.A12]" office:value-type="float" office:value="351.6517" calcext:value-type="float">
            <text:p>351,6517</text:p>
          </table:table-cell>
          <table:table-cell office:value-type="float" office:value="0.00015" calcext:value-type="float">
            <text:p>0,00015</text:p>
          </table:table-cell>
          <table:table-cell table:formula="of:=2*[.A12]*[.D12]" office:value-type="float" office:value="1.04451" calcext:value-type="float">
            <text:p>1,04451</text:p>
          </table:table-cell>
          <table:table-cell table:formula="of:=0.029/(8.3*294)*[.C12]*[.C12]" office:value-type="float" office:value="1.4695961909982" calcext:value-type="float">
            <text:p>1,4695961909982</text:p>
          </table:table-cell>
          <table:table-cell table:formula="of:=2*0.029/(8.3*294)*[.C12]*[.E12]" office:value-type="float" office:value="0.00873027440196951" calcext:value-type="float">
            <text:p>0,00873027440196951</text:p>
          </table:table-cell>
          <table:table-cell table:number-columns-repeated="8"/>
        </table:table-row>
        <table:table-row table:style-name="ro1">
          <table:table-cell office:value-type="float" office:value="1782.6" calcext:value-type="float">
            <text:p>1782,6</text:p>
          </table:table-cell>
          <table:table-cell office:value-type="float" office:value="0.0975" calcext:value-type="float">
            <text:p>0,0975</text:p>
          </table:table-cell>
          <table:table-cell table:formula="of:=[.B13]*2*[.A13]" office:value-type="float" office:value="347.607" calcext:value-type="float">
            <text:p>347,607</text:p>
          </table:table-cell>
          <table:table-cell office:value-type="float" office:value="0.00028" calcext:value-type="float">
            <text:p>0,00028</text:p>
          </table:table-cell>
          <table:table-cell table:formula="of:=2*[.A13]*[.D13]" office:value-type="float" office:value="0.998256" calcext:value-type="float">
            <text:p>0,998256</text:p>
          </table:table-cell>
          <table:table-cell table:formula="of:=0.029/(8.3*294)*[.C13]*[.C13]" office:value-type="float" office:value="1.43598400418859" calcext:value-type="float">
            <text:p>1,43598400418859</text:p>
          </table:table-cell>
          <table:table-cell table:formula="of:=2*0.029/(8.3*294)*[.C13]*[.E13]" office:value-type="float" office:value="0.00824770299841652" calcext:value-type="float">
            <text:p>0,0082477029984165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_CO2, Гц</text:p>
          </table:table-cell>
          <table:table-cell table:style-name="ce3" office:value-type="string" calcext:value-type="string">
            <text:p>ƛ/2_CO2</text:p>
          </table:table-cell>
          <table:table-cell office:value-type="string" calcext:value-type="string">
            <text:p>c_CO2</text:p>
          </table:table-cell>
          <table:table-cell table:style-name="ce4" office:value-type="string" calcext:value-type="string">
            <text:p><text:span text:style-name="T1">sigma_</text:span><text:span text:style-name="T2">ƛ/2_CO2</text:span></text:p>
          </table:table-cell>
          <table:table-cell office:value-type="string" calcext:value-type="string">
            <text:p>sigma_c_CO2</text:p>
          </table:table-cell>
          <table:table-cell table:style-name="ce2" office:value-type="string" calcext:value-type="string">
            <text:p>Ɣ_CO2</text:p>
          </table:table-cell>
          <table:table-cell office:value-type="string" calcext:value-type="string">
            <text:p><text:span text:style-name="T1">sigma_</text:span><text:span text:style-name="T2">Ɣ_CO2</text:span></text:p>
          </table:table-cell>
          <table:table-cell table:style-name="ce3" office:value-type="string" calcext:value-type="string">
            <text:p>Ɣ_CO2_major</text:p>
          </table:table-cell>
          <table:table-cell office:value-type="string" calcext:value-type="string">
            <text:p><text:span text:style-name="T3">Dispersion_</text:span><text:span text:style-name="T4">Ɣ_CO2_major</text:span></text:p>
          </table:table-cell>
          <table:table-cell office:value-type="string" calcext:value-type="string">
            <text:p><text:span text:style-name="T1">Dispersion_sigma_</text:span><text:span text:style-name="T2">Ɣ_CO2</text:span></text:p>
          </table:table-cell>
          <table:table-cell office:value-type="string" calcext:value-type="string">
            <text:p><text:span text:style-name="T1">error_</text:span><text:span text:style-name="T2">Ɣ_CO2</text:span></text:p>
          </table:table-cell>
          <table:table-cell table:number-columns-repeated="4"/>
        </table:table-row>
        <table:table-row table:style-name="ro1">
          <table:table-cell office:value-type="float" office:value="2017.5" calcext:value-type="float">
            <text:p>2017,5</text:p>
          </table:table-cell>
          <table:table-cell office:value-type="float" office:value="0.0709" calcext:value-type="float">
            <text:p>0,0709</text:p>
          </table:table-cell>
          <table:table-cell table:formula="of:=2*[.B16]*[.A16]" office:value-type="float" office:value="286.0815" calcext:value-type="float">
            <text:p>286,0815</text:p>
          </table:table-cell>
          <table:table-cell office:value-type="float" office:value="0.001" calcext:value-type="float">
            <text:p>0,001</text:p>
          </table:table-cell>
          <table:table-cell table:formula="of:=2*[.A16]*[.D16]" office:value-type="float" office:value="4.035" calcext:value-type="float">
            <text:p>4,035</text:p>
          </table:table-cell>
          <table:table-cell table:formula="of:=0.04401/(8.3*294)*[.C16]*[.C16]" office:value-type="float" office:value="1.47606503995796" calcext:value-type="float">
            <text:p>1,47606503995796</text:p>
          </table:table-cell>
          <table:table-cell table:formula="of:=2*0.04401/(8.3*294)*[.C16]*[.E16]" office:value-type="float" office:value="0.0416379418888001" calcext:value-type="float">
            <text:p>0,0416379418888001</text:p>
          </table:table-cell>
          <table:table-cell table:formula="of:=AVERAGE([.F16];[.F17];[.F18];[.F19];[.F20];[.F21])" office:value-type="float" office:value="1.5196670674373" calcext:value-type="float">
            <text:p>1,5196670674373</text:p>
          </table:table-cell>
          <table:table-cell table:formula="of:=STDEV([.F16];[.F17];[.F18];[.F19];[.F20];[.F21])" office:value-type="float" office:value="0.146485443738297" calcext:value-type="float">
            <text:p>0,146485443738297</text:p>
          </table:table-cell>
          <table:table-cell table:formula="of:=STDEV([.G16];[.G17];[.G18];[.G19];[.G20];[.G21])" office:value-type="float" office:value="0.0287328977040255" calcext:value-type="float">
            <text:p>0,0287328977040255</text:p>
          </table:table-cell>
          <table:table-cell table:formula="of:=SQRT([.I16]*[.I16]+[.J16]*[.J16])" office:value-type="float" office:value="0.149276805424271" calcext:value-type="float">
            <text:p>0,149276805424271</text:p>
          </table:table-cell>
          <table:table-cell table:number-columns-repeated="4"/>
        </table:table-row>
        <table:table-row table:style-name="ro1">
          <table:table-cell office:value-type="float" office:value="2231.2" calcext:value-type="float">
            <text:p>2231,2</text:p>
          </table:table-cell>
          <table:table-cell office:value-type="float" office:value="0.0653" calcext:value-type="float">
            <text:p>0,0653</text:p>
          </table:table-cell>
          <table:table-cell table:formula="of:=2*[.B17]*[.A17]" office:value-type="float" office:value="291.39472" calcext:value-type="float">
            <text:p>291,39472</text:p>
          </table:table-cell>
          <table:table-cell office:value-type="float" office:value="0.0002" calcext:value-type="float">
            <text:p>0,0002</text:p>
          </table:table-cell>
          <table:table-cell table:formula="of:=2*[.A17]*[.D17]" office:value-type="float" office:value="0.89248" calcext:value-type="float">
            <text:p>0,89248</text:p>
          </table:table-cell>
          <table:table-cell table:formula="of:=0.04401/(8.3*294)*[.C17]*[.C17]" office:value-type="float" office:value="1.53140232520248" calcext:value-type="float">
            <text:p>1,53140232520248</text:p>
          </table:table-cell>
          <table:table-cell table:formula="of:=2*0.04401/(8.3*294)*[.C17]*[.E17]" office:value-type="float" office:value="0.00938071868424183" calcext:value-type="float">
            <text:p>0,00938071868424183</text:p>
          </table:table-cell>
          <table:table-cell table:number-columns-repeated="8"/>
        </table:table-row>
        <table:table-row table:style-name="ro1">
          <table:table-cell office:value-type="float" office:value="2416.4" calcext:value-type="float">
            <text:p>2416,4</text:p>
          </table:table-cell>
          <table:table-cell office:value-type="float" office:value="0.0554" calcext:value-type="float">
            <text:p>0,0554</text:p>
          </table:table-cell>
          <table:table-cell table:formula="of:=2*[.B18]*[.A18]" office:value-type="float" office:value="267.73712" calcext:value-type="float">
            <text:p>267,73712</text:p>
          </table:table-cell>
          <table:table-cell office:value-type="float" office:value="0.002" calcext:value-type="float">
            <text:p>0,002</text:p>
          </table:table-cell>
          <table:table-cell table:formula="of:=2*[.A18]*[.D18]" office:value-type="float" office:value="9.6656" calcext:value-type="float">
            <text:p>9,6656</text:p>
          </table:table-cell>
          <table:table-cell table:formula="of:=0.04401/(8.3*294)*[.C18]*[.C18]" office:value-type="float" office:value="1.29283505876306" calcext:value-type="float">
            <text:p>1,29283505876306</text:p>
          </table:table-cell>
          <table:table-cell table:formula="of:=2*0.04401/(8.3*294)*[.C18]*[.E18]" office:value-type="float" office:value="0.093345491607441" calcext:value-type="float">
            <text:p>0,093345491607441</text:p>
          </table:table-cell>
          <table:table-cell table:number-columns-repeated="8"/>
        </table:table-row>
        <table:table-row table:style-name="ro1">
          <table:table-cell office:value-type="float" office:value="2611.3" calcext:value-type="float">
            <text:p>2611,3</text:p>
          </table:table-cell>
          <table:table-cell office:value-type="float" office:value="0.0545" calcext:value-type="float">
            <text:p>0,0545</text:p>
          </table:table-cell>
          <table:table-cell table:formula="of:=2*[.B19]*[.A19]" office:value-type="float" office:value="284.6317" calcext:value-type="float">
            <text:p>284,6317</text:p>
          </table:table-cell>
          <table:table-cell office:value-type="float" office:value="0.001" calcext:value-type="float">
            <text:p>0,001</text:p>
          </table:table-cell>
          <table:table-cell table:formula="of:=2*[.A19]*[.D19]" office:value-type="float" office:value="5.2226" calcext:value-type="float">
            <text:p>5,2226</text:p>
          </table:table-cell>
          <table:table-cell table:formula="of:=0.04401/(8.3*294)*[.C19]*[.C19]" office:value-type="float" office:value="1.46114218360036" calcext:value-type="float">
            <text:p>1,46114218360036</text:p>
          </table:table-cell>
          <table:table-cell table:formula="of:=2*0.04401/(8.3*294)*[.C19]*[.E19]" office:value-type="float" office:value="0.0536198966458849" calcext:value-type="float">
            <text:p>0,0536198966458849</text:p>
          </table:table-cell>
          <table:table-cell table:number-columns-repeated="8"/>
        </table:table-row>
        <table:table-row table:style-name="ro1">
          <table:table-cell office:value-type="float" office:value="761.4" calcext:value-type="float">
            <text:p>761,4</text:p>
          </table:table-cell>
          <table:table-cell office:value-type="float" office:value="0.2" calcext:value-type="float">
            <text:p>0,2</text:p>
          </table:table-cell>
          <table:table-cell table:formula="of:=2*[.B20]*[.A20]" office:value-type="float" office:value="304.56" calcext:value-type="float">
            <text:p>304,56</text:p>
          </table:table-cell>
          <table:table-cell office:value-type="float" office:value="0.0017" calcext:value-type="float">
            <text:p>0,0017</text:p>
          </table:table-cell>
          <table:table-cell table:formula="of:=2*[.A20]*[.D20]" office:value-type="float" office:value="2.58876" calcext:value-type="float">
            <text:p>2,58876</text:p>
          </table:table-cell>
          <table:table-cell table:formula="of:=0.04401/(8.3*294)*[.C20]*[.C20]" office:value-type="float" office:value="1.67290651845586" calcext:value-type="float">
            <text:p>1,67290651845586</text:p>
          </table:table-cell>
          <table:table-cell table:formula="of:=2*0.04401/(8.3*294)*[.C20]*[.E20]" office:value-type="float" office:value="0.0284394108137497" calcext:value-type="float">
            <text:p>0,0284394108137497</text:p>
          </table:table-cell>
          <table:table-cell table:number-columns-repeated="8"/>
        </table:table-row>
        <table:table-row table:style-name="ro1">
          <table:table-cell office:value-type="float" office:value="1421.1" calcext:value-type="float">
            <text:p>1421,1</text:p>
          </table:table-cell>
          <table:table-cell office:value-type="float" office:value="0.1075" calcext:value-type="float">
            <text:p>0,1075</text:p>
          </table:table-cell>
          <table:table-cell table:formula="of:=2*[.B21]*[.A21]" office:value-type="float" office:value="305.5365" calcext:value-type="float">
            <text:p>305,5365</text:p>
          </table:table-cell>
          <table:table-cell office:value-type="float" office:value="0.001" calcext:value-type="float">
            <text:p>0,001</text:p>
          </table:table-cell>
          <table:table-cell table:formula="of:=2*[.A21]*[.D21]" office:value-type="float" office:value="2.8422" calcext:value-type="float">
            <text:p>2,8422</text:p>
          </table:table-cell>
          <table:table-cell table:formula="of:=0.04401/(8.3*294)*[.C21]*[.C21]" office:value-type="float" office:value="1.6836512786441" calcext:value-type="float">
            <text:p>1,6836512786441</text:p>
          </table:table-cell>
          <table:table-cell table:formula="of:=2*0.04401/(8.3*294)*[.C21]*[.E21]" office:value-type="float" office:value="0.0313237447189599" calcext:value-type="float">
            <text:p>0,031323744718959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igma_c/2L</text:p>
          </table:table-cell>
          <table:table-cell office:value-type="string" calcext:value-type="string">
            <text:p>c/2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gma_c</text:p>
          </table:table-cell>
          <table:table-cell table:style-name="ce3" office:value-type="string" calcext:value-type="string">
            <text:p>Ɣ_O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sigma_</text:span><text:span text:style-name="T2">Ɣ_O2</text:span>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.4" calcext:value-type="float">
            <text:p>220,4</text:p>
          </table:table-cell>
          <table:table-cell table:formula="of:=[.B24]*2*0.8" office:value-type="float" office:value="352.64" calcext:value-type="float">
            <text:p>352,64</text:p>
          </table:table-cell>
          <table:table-cell table:formula="of:=2*0.8*[.A24]" office:value-type="float" office:value="6.4" calcext:value-type="float">
            <text:p>6,4</text:p>
          </table:table-cell>
          <table:table-cell table:formula="of:=0.029/(8.3*[.F24])*[.C24]*[.C24]" office:value-type="float" office:value="1.47586028287061" calcext:value-type="float">
            <text:p>1,47586028287061</text:p>
          </table:table-cell>
          <table:table-cell office:value-type="float" office:value="294.4" calcext:value-type="float">
            <text:p>294,4</text:p>
          </table:table-cell>
          <table:table-cell table:formula="of:=0.029*2/(8.3*[.F24])*[.C24]*[.D24]" office:value-type="float" office:value="0.0535702462022001" calcext:value-type="float">
            <text:p>0,0535702462022001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21" calcext:value-type="float">
            <text:p>221</text:p>
          </table:table-cell>
          <table:table-cell table:formula="of:=[.B25]*2*0.8" office:value-type="float" office:value="353.6" calcext:value-type="float">
            <text:p>353,6</text:p>
          </table:table-cell>
          <table:table-cell table:formula="of:=2*0.8*[.A25]" office:value-type="float" office:value="5.6" calcext:value-type="float">
            <text:p>5,6</text:p>
          </table:table-cell>
          <table:table-cell table:formula="of:=0.029/(8.3*[.F25])*[.C25]*[.C25]" office:value-type="float" office:value="1.43941400131002" calcext:value-type="float">
            <text:p>1,43941400131002</text:p>
          </table:table-cell>
          <table:table-cell office:value-type="float" office:value="303.5" calcext:value-type="float">
            <text:p>303,5</text:p>
          </table:table-cell>
          <table:table-cell table:formula="of:=0.029*2/(8.3*[.F25])*[.C25]*[.D25]" office:value-type="float" office:value="0.0455922986840277" calcext:value-type="float">
            <text:p>0,0455922986840277</text:p>
          </table:table-cell>
          <table:table-cell table:number-columns-repeated="8"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271.8" calcext:value-type="float">
            <text:p>271,8</text:p>
          </table:table-cell>
          <table:table-cell table:formula="of:=[.B26]*2*0.8" office:value-type="float" office:value="434.88" calcext:value-type="float">
            <text:p>434,88</text:p>
          </table:table-cell>
          <table:table-cell table:formula="of:=2*0.8*[.A26]" office:value-type="float" office:value="38.72" calcext:value-type="float">
            <text:p>38,72</text:p>
          </table:table-cell>
          <table:table-cell table:formula="of:=0.029/(8.3*[.F26])*[.C26]*[.C26]" office:value-type="float" office:value="2.10944252063962" calcext:value-type="float">
            <text:p>2,10944252063962</text:p>
          </table:table-cell>
          <table:table-cell office:value-type="float" office:value="313.25" calcext:value-type="float">
            <text:p>313,25</text:p>
          </table:table-cell>
          <table:table-cell table:formula="of:=0.029*2/(8.3*[.F26])*[.C26]*[.D26]" office:value-type="float" office:value="0.375632884470043" calcext:value-type="float">
            <text:p>0,37563288447004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6" calcext:value-type="float">
            <text:p>274,6</text:p>
          </table:table-cell>
          <table:table-cell table:formula="of:=[.B27]*2*0.8" office:value-type="float" office:value="439.36" calcext:value-type="float">
            <text:p>439,36</text:p>
          </table:table-cell>
          <table:table-cell table:formula="of:=2*0.8*[.A27]" office:value-type="float" office:value="38.4" calcext:value-type="float">
            <text:p>38,4</text:p>
          </table:table-cell>
          <table:table-cell table:formula="of:=0.029/(8.3*[.F27])*[.C27]*[.C27]" office:value-type="float" office:value="2.08716496624903" calcext:value-type="float">
            <text:p>2,08716496624903</text:p>
          </table:table-cell>
          <table:table-cell office:value-type="float" office:value="323.15" calcext:value-type="float">
            <text:p>323,15</text:p>
          </table:table-cell>
          <table:table-cell table:formula="of:=0.029*2/(8.3*[.F27])*[.C27]*[.D27]" office:value-type="float" office:value="0.364835828040617" calcext:value-type="float">
            <text:p>0,36483582804061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_O2, кг/моль</text:p>
          </table:table-cell>
          <table:table-cell office:value-type="string" calcext:value-type="string">
            <text:p>m_CO2, кг/моль</text:p>
          </table:table-cell>
          <table:table-cell table:number-columns-repeated="13"/>
        </table:table-row>
        <table:table-row table:style-name="ro1">
          <table:table-cell table:style-name="ce1" office:value-type="float" office:value="0.029" calcext:value-type="float">
            <text:p>0,029</text:p>
          </table:table-cell>
          <table:table-cell table:style-name="ce1" office:value-type="float" office:value="0.04401" calcext:value-type="float">
            <text:p>0,044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19:29:05.9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5:27:48.498000000</meta:creation-date>
    <dc:date>2022-04-26T20:47:38.132000000</dc:date>
    <meta:editing-duration>PT43M10S</meta:editing-duration>
    <meta:editing-cycles>5</meta:editing-cycles>
    <meta:generator>LibreOffice/7.3.1.3$Windows_x86 LibreOffice_project/a69ca51ded25f3eefd52d7bf9a5fad8c90b87951</meta:generator>
    <meta:document-statistic meta:table-count="1" meta:cell-count="219" meta:object-count="0"/>
  </office:meta>
</office:document-meta>
</file>